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18in"/>
    </style:style>
    <style:style style:name="co3" style:family="table-column">
      <style:table-column-properties fo:break-before="auto" style:column-width="2.8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99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">
      <style:table-cell-properties fo:background-color="#9999ff" fo:border="0.06pt solid #000000"/>
    </style:style>
    <style:style style:name="ce4" style:family="table-cell" style:parent-style-name="Default" style:data-style-name="N11">
      <style:table-cell-properties fo:border="0.06pt solid #000000"/>
    </style:style>
    <style:style style:name="ce5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oul "Él No Te Da"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Carnes</text:p>
          </table:table-cell>
          <table:table-cell table:style-name="ce1" office:value-type="float" office:value="223" calcext:value-type="float">
            <text:p>223</text:p>
          </table:table-cell>
          <table:table-cell table:style-name="ce3" office:value-type="percentage" office:value="0.2467" calcext:value-type="percentage">
            <text:p>24.67%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Pescados y mariscos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percentage" office:value="0.1726" calcext:value-type="percentage">
            <text:p>17.26%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Postres y dulces</text:p>
          </table:table-cell>
          <table:table-cell table:style-name="ce1" office:value-type="float" office:value="123" calcext:value-type="float">
            <text:p>123</text:p>
          </table:table-cell>
          <table:table-cell table:style-name="ce3" office:value-type="percentage" office:value="0.1361" calcext:value-type="percentage">
            <text:p>13.61%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Pastas, arroces y otros cereales</text:p>
          </table:table-cell>
          <table:table-cell table:style-name="ce2" office:value-type="float" office:value="91" calcext:value-type="float">
            <text:p>91</text:p>
          </table:table-cell>
          <table:table-cell table:style-name="ce4" office:value-type="percentage" office:value="0.1007" calcext:value-type="percentage">
            <text:p>10.07%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Verduras y otras hortalizas</text:p>
          </table:table-cell>
          <table:table-cell table:style-name="ce1" office:value-type="float" office:value="79" calcext:value-type="float">
            <text:p>79</text:p>
          </table:table-cell>
          <table:table-cell table:style-name="ce3" office:value-type="percentage" office:value="0.0874" calcext:value-type="percentage">
            <text:p>8.74%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Sopas caldos y cremas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percentage" office:value="0.0783" calcext:value-type="percentage">
            <text:p>7.83%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Huevos</text:p>
          </table:table-cell>
          <table:table-cell table:style-name="ce1" office:value-type="float" office:value="46" calcext:value-type="float">
            <text:p>46</text:p>
          </table:table-cell>
          <table:table-cell table:style-name="ce3" office:value-type="percentage" office:value="0.0509" calcext:value-type="percentage">
            <text:p>5.09%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Ensaladas y platos frios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percentage" office:value="0.0376" calcext:value-type="percentage">
            <text:p>3.76%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Caracoles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percentage" office:value="0.0254" calcext:value-type="percentage">
            <text:p>2.54%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Legumbres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percentage" office:value="0.0254" calcext:value-type="percentage">
            <text:p>2.54%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alsas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percentage" office:value="0.0221" calcext:value-type="percentage">
            <text:p>2.21%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SIN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percentage" office:value="0.0122" calcext:value-type="percentage">
            <text:p>1.22%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Setas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percentage" office:value="0.0044" calcext:value-type="percentage">
            <text:p>0.44%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7:.E19])" office:value-type="float" office:value="904" calcext:value-type="float">
            <text:p>904</text:p>
          </table:table-cell>
          <table:table-cell table:style-name="ce5" table:formula="of:=SUM([.F7:.F19])" office:value-type="percentage" office:value="0.9998" calcext:value-type="percentage">
            <text:p>99.98%</text:p>
          </table:table-cell>
          <table:table-cell table:formula="of:=SUM([.G7:.G19])" office:value-type="float" office:value="102" calcext:value-type="float">
            <text:p>102</text:p>
          </table:table-cell>
          <table:table-cell table:number-columns-repeated="2"/>
          <table:table-cell table:formula="of:=SUM([.J7:.J19])" office:value-type="float" office:value="140" calcext:value-type="float">
            <text:p>140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+human</text:p>
          </table:table-cell>
          <table:table-cell office:value-type="string" calcext:value-type="string">
            <text:p>CCB</text:p>
          </table:table-cell>
          <table:table-cell office:value-type="string" calcext:value-type="string">
            <text:p>6 Octubre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office:value-type="string" calcext:value-type="string">
            <text:p>Aceitun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office:value-type="string" calcext:value-type="string">
            <text:p>Albóndigas con calamar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string" calcext:value-type="string">
            <text:p>Albóndigas con sepia y guisant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office:value-type="string" calcext:value-type="string">
            <text:p>Albóndigas con toma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Alcachofas rebozad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string" calcext:value-type="string">
            <text:p>Alioli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office:value-type="string" calcext:value-type="string">
            <text:p>Almendras garapiñad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office:value-type="string" calcext:value-type="string">
            <text:p>Alubias con butifarr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Arròs amb coni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Arròs caldós de llamànto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office:value-type="string" calcext:value-type="string">
            <text:p>Arroz a la cazuel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string" calcext:value-type="string">
            <text:p>Arroz a la cub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office:value-type="string" calcext:value-type="string">
            <text:p>Arroz con lech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Arroz de pei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string" calcext:value-type="string">
            <text:p>Arroz marin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string" calcext:value-type="string">
            <text:p>Arroz Parellada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office:value-type="string" calcext:value-type="string">
            <text:p>Bacallà a la catal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office:value-type="string" calcext:value-type="string">
            <text:p>Bacallà amb samfai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Barreja de bolets amb botifarr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Bistec a la planx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string" calcext:value-type="string">
            <text:p>Botifarra dolç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Botifarres amb vi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string" calcext:value-type="string">
            <text:p>Brandada de bacallà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 office:value-type="string" calcext:value-type="string">
            <text:p>Brazo de Git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office:value-type="string" calcext:value-type="string">
            <text:p>Brou de peix verm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string" calcext:value-type="string">
            <text:p>Bunyols de bacallà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string" calcext:value-type="string">
            <text:p>Bunyols de ven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office:value-type="string" calcext:value-type="string">
            <text:p>Butifarra con alubi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office:value-type="string" calcext:value-type="string">
            <text:p>Cabello de áng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Calamars a la roma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amars farcit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amarsons fregit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çotad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do de carn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do de galli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do de pescad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do de verdura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nelon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racoles a la llau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rbassons arrebossat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rgolins amb samfai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rgols guisats amb confitat de conill i por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rne a la bras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rquinyol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igrons amb bacallà i espinac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igrons amb espinac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ca de arenqu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ca de iogur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ca de llardons i pinyon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ca de recapt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ca de San Jua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ca d'oli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liflor arrebossad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nfitura de tomàque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nill amb escamarlan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nill amb prun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nill amb samfai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r de vedella guisa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rema catala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roquetas de bacala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roquetas de carn d'oll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roquetas de jamó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roquetas de poll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uixa de xai al for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ulce de membrill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mpedra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nsalada catala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nsalada verd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nsaladilla rus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cudella barrejad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tofat de vedell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ideu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ideus a la cassol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la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resas con vinagr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ricandó de carn magra de por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altes de porc a la bras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altes de porc rostid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ambes a la planx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arbanzos cocido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uatlles a la bras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bas a la brutesc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bas rehogada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lagosta a la catala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lenguado fregi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lenties estofades amb costella de por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let merengad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luç a la roma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duixes amb vi i sucr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b calama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ntecad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nzanas al horn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tó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elindro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usclos a la mariner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usclos al vapo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aranja con moscate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ul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rada a la s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str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us remenats amb alls tendr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us remenats amb fredolic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a amb tomàque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a amb vi i sucr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ael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nellets de almend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nellets de cafè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nellets de co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nellets de codonya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nellets de piñon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tatas d'Olo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to asado con ciruelas y piñon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ato con naranj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eix al for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eus de porc amb pinyons i pèso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ollastre amb escamarlans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ollastre amb llagos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opets amb all i juliver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ostre Pijam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Postres de músi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Puré de patata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Romesco de bacallà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Rosquilles d'aní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Rovellons a la br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Salsa Becham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Salsa de Romes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alsitxes amb samfai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amfai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ardinas a la br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ardines a la llau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ardines en escabet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èpia amb pèso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epia con guisant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Sopa de ra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Sopes de farigo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Trinxat de la Cerdany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Trinxat de patata y c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Truita amb ceb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Truita de mongetes i botifar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Truita de patat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e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uita de riu al for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ec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inagre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ec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Xocolata desfeta <text:s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e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Xuixo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23:58:22.511193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21:13:10.246855779</meta:creation-date>
    <meta:editing-duration>P1DT12H16M22S</meta:editing-duration>
    <meta:editing-cycles>34</meta:editing-cycles>
    <meta:generator>LibreOffice/4.2.8.2$Linux_X86_64 LibreOffice_project/420m0$Build-2</meta:generator>
    <dc:date>2015-10-30T00:35:46.111256750</dc:date>
    <meta:document-statistic meta:table-count="1" meta:cell-count="289" meta:object-count="0"/>
  </office:meta>
</office:document-meta>
</file>